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rts, Classified Version.</text:p>
      <text:p text:style-name="Standard"/>
      <text:p text:style-name="Standard">Behaviour:</text:p>
      <text:p text:style-name="Standard"/>
      <text:p text:style-name="Standard"/>
      <text:p text:style-name="Standard">Each player alone from 301 points (100,000 iterations):</text:p>
      <text:p text:style-name="Standard"><draw:frame draw:style-name="fr1" draw:name="Object1" text:anchor-type="paragraph" svg:x="2.856cm" svg:y="0.249cm" svg:width="4.517cm" svg:height="6.793cm" draw:z-index="1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ct2" text:anchor-type="paragraph" svg:x="9.047cm" svg:y="0.25cm" svg:width="4.517cm" svg:height="6.793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Object3" text:anchor-type="paragraph" svg:width="16.921cm" svg:height="14.549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Standard">Competitive Play:</text:p>
      <text:p text:style-name="Standard"/>
      <text:p text:style-name="Standard">Joe vs Sid, Joe plays first in all games [100,000 games]:</text:p>
      <text:p text:style-name="Standard"/>
      <text:p text:style-name="Standard">Joe wins 56.486%</text:p>
      <text:p text:style-name="Standard">Sid wins 43.514%</text:p>
      <text:p text:style-name="Standard"/>
      <text:p text:style-name="Standard"/>
      <text:p text:style-name="Standard">Joe vs Sid, Sid plays first in all games [100,000 games]:</text:p>
      <text:p text:style-name="Standard"/>
      <text:p text:style-name="Standard">Joe wins 38.102%</text:p>
      <text:p text:style-name="Standard">Sid wins 61.898%</text:p>
      <text:p text:style-name="Standard"/>
      <text:p text:style-name="Standard"/>
      <text:p text:style-name="Standard">Joe vs Sid, Coin toss to start, loser goes first thereafter [100,000 games]:</text:p>
      <text:p text:style-name="Standard"/>
      <text:p text:style-name="Standard">Joe wins 47.737%</text:p>
      <text:p text:style-name="Standard">Sid wins 52.263%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ss Davies</meta:initial-creator>
    <meta:creation-date>2012-02-15T16:16:51.55</meta:creation-date>
    <dc:date>2012-02-21T20:27:50.35</dc:date>
    <dc:creator>Ross Davies</dc:creator>
    <meta:editing-duration>PT00H00M42S</meta:editing-duration>
    <meta:editing-cycles>2</meta:editing-cycles>
    <meta:generator>OpenOffice.org/3.2$Win32 OpenOffice.org_project/320m18$Build-9502</meta:generator>
    <meta:document-statistic meta:table-count="0" meta:image-count="0" meta:object-count="3" meta:page-count="2" meta:paragraph-count="13" meta:word-count="67" meta:character-count="39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3" style:family="table-cell" style:parent-style-name="Default" style:data-style-name="N11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3"/>
        <table:table-row table:style-name="ro1">
          <table:table-cell office:value-type="string">
            <text:p>Joe</text:p>
          </table:table-cell>
          <table:table-cell table:style-name="ce1" office:value-type="string">
            <text:p>Avg = 9.49529</text:p>
          </table:table-cell>
        </table:table-row>
        <table:table-row table:style-name="ro2">
          <table:table-cell/>
          <table:table-cell table:style-name="ce1"/>
        </table:table-row>
        <table:table-row table:style-name="ro2">
          <table:table-cell office:value-type="string">
            <text:p>Throws</text:p>
          </table:table-cell>
          <table:table-cell table:style-name="ce1" office:value-type="string">
            <text:p>Proportio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percentage" office:value="0.11273">
            <text:p>11.27%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percentage" office:value="0.15472">
            <text:p>15.47%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percentage" office:value="0.27233">
            <text:p>27.23%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percentage" office:value="0.22526">
            <text:p>22.53%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percentage" office:value="0.12779">
            <text:p>12.78%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percentage" office:value="0.06214">
            <text:p>6.21%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percentage" office:value="0.02714">
            <text:p>2.71%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percentage" office:value="0.01112">
            <text:p>1.11%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percentage" office:value="0.00436">
            <text:p>0.44%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percentage" office:value="0.00169">
            <text:p>0.17%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percentage" office:value="0.00048">
            <text:p>0.05%</text:p>
          </table:table-cell>
        </table:table-row>
        <table:table-row table:style-name="ro2">
          <table:table-cell table:style-name="ce2" office:value-type="string">
            <text:p>18 or more</text:p>
          </table:table-cell>
          <table:table-cell office:value-type="percentage" office:value="0.00024">
            <text:p>0.02%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1">21/02/2012</text:date>, <text:time>20:2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3" style:family="table-cell" style:parent-style-name="Default" style:data-style-name="N11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ce3"/>
        <table:table-row table:style-name="ro1">
          <table:table-cell table:number-columns-repeated="4"/>
          <table:table-cell office:value-type="string">
            <text:p>Sid</text:p>
          </table:table-cell>
          <table:table-cell table:style-name="ce1" office:value-type="string">
            <text:p>Avg = 9.33775</text:p>
          </table:table-cell>
        </table:table-row>
        <table:table-row table:style-name="ro2">
          <table:table-cell table:number-columns-repeated="5"/>
          <table:table-cell table:style-name="ce1"/>
        </table:table-row>
        <table:table-row table:style-name="ro2">
          <table:table-cell table:number-columns-repeated="4"/>
          <table:table-cell office:value-type="string">
            <text:p>Throws</text:p>
          </table:table-cell>
          <table:table-cell table:style-name="ce1" office:value-type="string">
            <text:p>Proportion</text:p>
          </table:table-cell>
        </table:table-row>
        <table:table-row table:style-name="ro2">
          <table:table-cell table:number-columns-repeated="4"/>
          <table:table-cell office:value-type="float" office:value="7">
            <text:p>7</text:p>
          </table:table-cell>
          <table:table-cell office:value-type="percentage" office:value="0.13348">
            <text:p>13.35%</text:p>
          </table:table-cell>
        </table:table-row>
        <table:table-row table:style-name="ro2">
          <table:table-cell table:number-columns-repeated="4"/>
          <table:table-cell office:value-type="float" office:value="8">
            <text:p>8</text:p>
          </table:table-cell>
          <table:table-cell office:value-type="percentage" office:value="0.16767">
            <text:p>16.77%</text:p>
          </table:table-cell>
        </table:table-row>
        <table:table-row table:style-name="ro2">
          <table:table-cell table:number-columns-repeated="4"/>
          <table:table-cell office:value-type="float" office:value="9">
            <text:p>9</text:p>
          </table:table-cell>
          <table:table-cell office:value-type="percentage" office:value="0.27679">
            <text:p>27.68%</text:p>
          </table:table-cell>
        </table:table-row>
        <table:table-row table:style-name="ro2">
          <table:table-cell table:number-columns-repeated="4"/>
          <table:table-cell office:value-type="float" office:value="10">
            <text:p>10</text:p>
          </table:table-cell>
          <table:table-cell office:value-type="percentage" office:value="0.21629">
            <text:p>21.63%</text:p>
          </table:table-cell>
        </table:table-row>
        <table:table-row table:style-name="ro2">
          <table:table-cell table:number-columns-repeated="4"/>
          <table:table-cell office:value-type="float" office:value="11">
            <text:p>11</text:p>
          </table:table-cell>
          <table:table-cell office:value-type="percentage" office:value="0.11657">
            <text:p>11.66%</text:p>
          </table:table-cell>
        </table:table-row>
        <table:table-row table:style-name="ro2">
          <table:table-cell table:number-columns-repeated="4"/>
          <table:table-cell office:value-type="float" office:value="12">
            <text:p>12</text:p>
          </table:table-cell>
          <table:table-cell office:value-type="percentage" office:value="0.05397">
            <text:p>5.40%</text:p>
          </table:table-cell>
        </table:table-row>
        <table:table-row table:style-name="ro2">
          <table:table-cell table:number-columns-repeated="4"/>
          <table:table-cell office:value-type="float" office:value="13">
            <text:p>13</text:p>
          </table:table-cell>
          <table:table-cell office:value-type="percentage" office:value="0.02174">
            <text:p>2.17%</text:p>
          </table:table-cell>
        </table:table-row>
        <table:table-row table:style-name="ro2">
          <table:table-cell table:number-columns-repeated="4"/>
          <table:table-cell office:value-type="float" office:value="14">
            <text:p>14</text:p>
          </table:table-cell>
          <table:table-cell office:value-type="percentage" office:value="0.00896">
            <text:p>0.90%</text:p>
          </table:table-cell>
        </table:table-row>
        <table:table-row table:style-name="ro2">
          <table:table-cell table:number-columns-repeated="4"/>
          <table:table-cell office:value-type="float" office:value="15">
            <text:p>15</text:p>
          </table:table-cell>
          <table:table-cell office:value-type="percentage" office:value="0.003">
            <text:p>0.30%</text:p>
          </table:table-cell>
        </table:table-row>
        <table:table-row table:style-name="ro2">
          <table:table-cell table:number-columns-repeated="4"/>
          <table:table-cell office:value-type="float" office:value="16">
            <text:p>16</text:p>
          </table:table-cell>
          <table:table-cell office:value-type="percentage" office:value="0.00113">
            <text:p>0.11%</text:p>
          </table:table-cell>
        </table:table-row>
        <table:table-row table:style-name="ro2">
          <table:table-cell table:number-columns-repeated="4"/>
          <table:table-cell office:value-type="float" office:value="17">
            <text:p>17</text:p>
          </table:table-cell>
          <table:table-cell office:value-type="percentage" office:value="0.00028">
            <text:p>0.03%</text:p>
          </table:table-cell>
        </table:table-row>
        <table:table-row table:style-name="ro2">
          <table:table-cell table:number-columns-repeated="4"/>
          <table:table-cell table:style-name="ce2" office:value-type="string">
            <text:p>18 or more</text:p>
          </table:table-cell>
          <table:table-cell office:value-type="percentage" office:value="0.00012">
            <text:p>0.01%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1">21/02/2012</text:date>, <text:time>20:2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92cm" svg:height="14.548cm" xlink:href="." chart:class="chart:scatter" chart:style-name="ch1">
        <chart:legend chart:legend-position="end" svg:x="15.482cm" svg:y="6.753cm" chart:style-name="ch2"/>
        <chart:plot-area chart:style-name="ch3" chart:data-source-has-labels="both" svg:x="0.338cm" svg:y="0.29cm" svg:width="14.807cm" svg:height="13.678cm">
          <chart:axis chart:dimension="x" chart:name="primary-x" chart:style-name="ch4">
            <chart:categories table:cell-range-address="local-table.$A$2:.$A$12"/>
            <chart:grid chart:style-name="ch5" chart:class="major"/>
            <chart:grid chart:style-name="ch5" chart:class="minor"/>
          </chart:axis>
          <chart:axis chart:dimension="y" chart:name="primary-y" chart:style-name="ch6">
            <chart:grid chart:style-name="ch5" chart:class="major"/>
            <chart:grid chart:style-name="ch5" chart:class="minor"/>
          </chart:axis>
          <chart:series chart:style-name="ch7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series chart:style-name="ch8" chart:values-cell-range-address="local-table.$D$2:.$D$12" chart:label-cell-address="local-table.$D$1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Joe</text:p>
              </table:table-cell>
              <table:table-cell office:value-type="string">
                <text:p>Si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.11273">
                <text:p>0.11273</text:p>
              </table:table-cell>
              <table:table-cell office:value-type="float" office:value="0.13348">
                <text:p>0.1334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15472">
                <text:p>0.15472</text:p>
              </table:table-cell>
              <table:table-cell office:value-type="float" office:value="0.16767">
                <text:p>0.167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7233">
                <text:p>0.27233</text:p>
              </table:table-cell>
              <table:table-cell office:value-type="float" office:value="0.27679">
                <text:p>0.276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22526">
                <text:p>0.22526</text:p>
              </table:table-cell>
              <table:table-cell office:value-type="float" office:value="0.21629">
                <text:p>0.216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0.12779">
                <text:p>0.12779</text:p>
              </table:table-cell>
              <table:table-cell office:value-type="float" office:value="0.11657">
                <text:p>0.116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0.06214">
                <text:p>0.06214</text:p>
              </table:table-cell>
              <table:table-cell office:value-type="float" office:value="0.05397">
                <text:p>0.053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02714">
                <text:p>0.02714</text:p>
              </table:table-cell>
              <table:table-cell office:value-type="float" office:value="0.02174">
                <text:p>0.021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0.01112">
                <text:p>0.01112</text:p>
              </table:table-cell>
              <table:table-cell office:value-type="float" office:value="0.00896">
                <text:p>0.008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0.00436">
                <text:p>0.00436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0.00169">
                <text:p>0.00169</text:p>
              </table:table-cell>
              <table:table-cell office:value-type="float" office:value="0.00113">
                <text:p>0.001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0.00048">
                <text:p>0.00048</text:p>
              </table:table-cell>
              <table:table-cell office:value-type="float" office:value="0.00028">
                <text:p>0.000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